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e4b2c" officeooo:paragraph-rsid="001e4b2c"/>
    </style:style>
    <style:style style:name="P2" style:family="paragraph" style:parent-style-name="Standard">
      <style:text-properties officeooo:paragraph-rsid="001e4b2c"/>
    </style:style>
    <style:style style:name="P3" style:family="paragraph" style:parent-style-name="Standard">
      <style:text-properties officeooo:rsid="001e4cd4" officeooo:paragraph-rsid="001e4b2c"/>
    </style:style>
    <style:style style:name="P4" style:family="paragraph" style:parent-style-name="Standard">
      <style:text-properties officeooo:rsid="001e4cd4" officeooo:paragraph-rsid="001e4cd4"/>
    </style:style>
    <style:style style:name="T1" style:family="text">
      <style:text-properties officeooo:rsid="001e4b2c"/>
    </style:style>
    <style:style style:name="T2" style:family="text">
      <style:text-properties fo:font-size="12pt" officeooo:rsid="001e4b2c"/>
    </style:style>
    <style:style style:name="T3" style:family="text">
      <style:text-properties officeooo:rsid="001e4c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STL </text:p>
      <text:p text:style-name="P1"/>
      <text:p text:style-name="P1">1.Realice una estructura tempate que represente una cola con prioridad (los elementos</text:p>
      <text:p text:style-name="P1">con mayor prioridad mayor van al principio) dicha estructura debe permitir agregar (cuando</text:p>
      <text:p text:style-name="P1">se agrega un elemento se indica la prioridad por medio de un entero) y consultar el primer</text:p>
      <text:p text:style-name="P1">elemento. Recuerde que consultar un elemento quita a dicho elemento de la cola. No</text:p>
      <text:p text:style-name="P1">puede usar STL</text:p>
      <text:p text:style-name="P1"/>
      <text:p text:style-name="P2"><text:span text:style-name="T1">2.</text:span><text:span text:style-name="T2">Una</text:span><text:span text:style-name="T1"> empresa lo contrata para controlar las horas trabajadas de</text:span></text:p>
      <text:p text:style-name="P2"><text:span text:style-name="T1">cada uno de los empleados. </text:span><text:span text:style-name="T2">Para esto se pide la</text:span><text:span text:style-name="T1"> siguiente </text:span><text:span text:style-name="T2">información </text:span><text:span text:style-name="T1">:</text:span></text:p>
      <text:p text:style-name="P2"/>
      <text:p text:style-name="P2">dni: char[8]</text:p>
      <text:p text:style-name="P2">horas: int</text:p>
      <text:p text:style-name="P2"/>
      <text:p text:style-name="P2">Obtenga el o los empleados que más horas trabajaron y el o los que menos horas</text:p>
      <text:p text:style-name="P2">trabajaron. <text:span text:style-name="T3">Y el top 5 de personas que más trabajaron.</text:span></text:p>
      <text:p text:style-name="P3"/>
      <text:p text:style-name="P4">Debe informar todos los dnis que fueron cargados más de una vez. 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6.2$Linux_X86_64 LibreOffice_project/30$Build-2</meta:generator>
    <meta:editing-cycles>2</meta:editing-cycles>
    <meta:creation-date>2008-08-22T11:41:04</meta:creation-date>
    <dc:date>2020-09-06T23:53:57.214778994</dc:date>
    <meta:editing-duration>PT5M24S</meta:editing-duration>
    <meta:document-statistic meta:table-count="0" meta:image-count="0" meta:object-count="0" meta:page-count="1" meta:paragraph-count="13" meta:word-count="126" meta:character-count="728" meta:non-whitespace-character-count="613"/>
  </office:meta>
</office:document-meta>
</file>